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cc99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fill="solid" draw:fill-color="#ffcc99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85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1cm" svg:height="2.54cm" svg:x="3.54cm" svg:y="4.81cm">
          <text:p text:style-name="P1">EXPath</text:p>
          <text:p text:style-name="P1">Packaging</text:p>
          <text:p text:style-name="P1">System</text:p>
        </draw:rect>
        <draw:rect draw:style-name="gr2" draw:text-style-name="P1" draw:layer="layout" svg:width="3.81cm" svg:height="2.54cm" svg:x="11.16cm" svg:y="4.81cm">
          <text:p text:style-name="P1">JATSPack</text:p>
        </draw:rect>
        <draw:rect draw:style-name="gr1" draw:text-style-name="P1" draw:layer="layout" svg:width="3.81cm" svg:height="1.905cm" svg:x="3.54cm" svg:y="9.255cm">
          <text:p text:style-name="P1">Servlex</text:p>
        </draw:rect>
        <draw:rect draw:style-name="gr2" draw:text-style-name="P1" draw:layer="layout" svg:width="3.81cm" svg:height="1.905cm" svg:x="11.16cm" svg:y="9.255cm">
          <text:p text:style-name="P1">JATSPAF</text:p>
        </draw:rect>
        <draw:rect draw:style-name="gr1" draw:text-style-name="P1" draw:layer="layout" svg:width="3.81cm" svg:height="1.905cm" svg:x="3.54cm" svg:y="13.065cm">
          <text:p text:style-name="P1">CXAN</text:p>
          <text:p text:style-name="P1">cxan.org</text:p>
        </draw:rect>
        <draw:rect draw:style-name="gr2" draw:text-style-name="P1" draw:layer="layout" svg:width="3.81cm" svg:height="1.905cm" svg:x="11.16cm" svg:y="13.065cm">
          <text:p text:style-name="P1">JATSPAN</text:p>
          <text:p text:style-name="P1">jatspan.org</text:p>
        </draw:rect>
        <draw:line draw:style-name="gr3" draw:text-style-name="P1" draw:layer="layout" svg:x1="5.445cm" svg:y1="9.255cm" svg:x2="5.445cm" svg:y2="7.35cm">
          <text:p/>
        </draw:line>
        <draw:line draw:style-name="gr3" draw:text-style-name="P1" draw:layer="layout" svg:x1="5.445cm" svg:y1="13.065cm" svg:x2="5.445cm" svg:y2="11.16cm">
          <text:p/>
        </draw:line>
        <draw:line draw:style-name="gr4" draw:text-style-name="P1" draw:layer="layout" svg:x1="13.065cm" svg:y1="13.065cm" svg:x2="13.065cm" svg:y2="11.16cm">
          <text:p/>
        </draw:line>
        <draw:line draw:style-name="gr4" draw:text-style-name="P1" draw:layer="layout" svg:x1="13.065cm" svg:y1="9.255cm" svg:x2="13.065cm" svg:y2="7.35cm">
          <text:p/>
        </draw:line>
        <draw:line draw:style-name="gr3" draw:text-style-name="P1" draw:layer="layout" svg:x1="11.16cm" svg:y1="6.08cm" svg:x2="7.35cm" svg:y2="6.08cm">
          <text:p/>
        </draw:line>
        <draw:line draw:style-name="gr3" draw:text-style-name="P1" draw:layer="layout" svg:x1="11.16cm" svg:y1="6.08cm" svg:x2="7.35cm" svg:y2="6.08cm">
          <text:p/>
        </draw:line>
        <draw:line draw:style-name="gr3" draw:text-style-name="P1" draw:layer="layout" svg:x1="11.16cm" svg:y1="10.207cm" svg:x2="7.35cm" svg:y2="10.207cm">
          <text:p/>
        </draw:line>
        <draw:line draw:style-name="gr3" draw:text-style-name="P1" draw:layer="layout" svg:x1="11.16cm" svg:y1="14.017cm" svg:x2="7.35cm" svg:y2="14.017cm">
          <text:p/>
        </draw:line>
        <draw:frame draw:style-name="gr5" draw:layer="layout" svg:width="3.175cm" svg:height="0.963cm" svg:x="7.985cm" svg:y="5.127cm">
          <draw:text-box>
            <text:p text:style-name="P2">extends</text:p>
          </draw:text-box>
        </draw:frame>
        <draw:frame draw:style-name="gr6" draw:layer="layout" svg:width="3.175cm" svg:height="0.963cm" svg:x="7.985cm" svg:y="9.244cm">
          <draw:text-box>
            <text:p>copies</text:p>
          </draw:text-box>
        </draw:frame>
        <draw:frame draw:style-name="gr6" draw:layer="layout" svg:width="3.81cm" svg:height="0.963cm" svg:x="2.905cm" svg:y="7.974cm">
          <draw:text-box>
            <text:p>serves</text:p>
          </draw:text-box>
        </draw:frame>
        <draw:frame draw:style-name="gr6" draw:layer="layout" svg:width="3.81cm" svg:height="0.963cm" svg:x="13.065cm" svg:y="7.974cm">
          <draw:text-box>
            <text:p>serves</text:p>
          </draw:text-box>
        </draw:frame>
        <draw:frame draw:style-name="gr6" draw:layer="layout" svg:width="3.493cm" svg:height="0.963cm" svg:x="7.667cm" svg:y="13.054cm">
          <draw:text-box>
            <text:p>emulates</text:p>
          </draw:text-box>
        </draw:frame>
        <draw:frame draw:style-name="gr6" draw:layer="layout" svg:width="3.81cm" svg:height="0.963cm" svg:x="13.065cm" svg:y="11.784cm">
          <draw:text-box>
            <text:p>based on</text:p>
          </draw:text-box>
        </draw:frame>
        <draw:frame draw:style-name="gr6" draw:layer="layout" svg:width="3.81cm" svg:height="0.963cm" svg:x="2.27cm" svg:y="11.784cm">
          <draw:text-box>
            <text:p>based 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lortho Keymaster of Gozer</meta:initial-creator>
    <meta:creation-date>2011-04-10T17:28:04.80</meta:creation-date>
    <dc:date>2011-04-10T19:01:37.97</dc:date>
    <dc:creator>Klortho Keymaster of Gozer</dc:creator>
    <meta:editing-duration>PT01H33M42S</meta:editing-duration>
    <meta:editing-cycles>2</meta:editing-cycles>
    <meta:generator>OpenOffice.org/3.0$Win32 OpenOffice.org_project/300m15$Build-9379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